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Heading_20_1">
      <style:text-properties style:font-name="Arial"/>
    </style:style>
    <style:style style:name="P2" style:family="paragraph" style:parent-style-name="Heading_20_1">
      <style:text-properties style:font-name="Arial" officeooo:rsid="00393b55" officeooo:paragraph-rsid="00393b55"/>
    </style:style>
    <style:style style:name="P3" style:family="paragraph" style:parent-style-name="Heading_20_1">
      <style:text-properties style:font-name="Arial" fo:font-style="normal" fo:font-weight="normal" officeooo:rsid="004b68d1" officeooo:paragraph-rsid="004b68d1" style:font-style-asian="normal" style:font-weight-asian="normal" style:font-style-complex="normal" style:font-weight-complex="normal"/>
    </style:style>
    <style:style style:name="P4" style:family="paragraph" style:parent-style-name="Heading_20_1">
      <style:text-properties style:font-name="Arial" fo:font-style="normal" fo:font-weight="normal" officeooo:rsid="004e19a1" officeooo:paragraph-rsid="004e19a1" style:font-style-asian="normal" style:font-weight-asian="normal" style:font-style-complex="normal" style:font-weight-complex="normal"/>
    </style:style>
    <style:style style:name="P5" style:family="paragraph" style:parent-style-name="Text_20_body">
      <style:text-properties style:font-name="Arial" fo:font-style="normal" fo:font-weight="normal" officeooo:rsid="004b68d1" officeooo:paragraph-rsid="004b68d1" style:font-style-asian="normal" style:font-weight-asian="normal" style:font-style-complex="normal" style:font-weight-complex="normal"/>
    </style:style>
    <style:style style:name="P6" style:family="paragraph" style:parent-style-name="Text_20_body">
      <style:text-properties style:font-name="Arial" fo:font-style="normal" fo:font-weight="normal" officeooo:rsid="004e19a1" officeooo:paragraph-rsid="0050b804" style:font-style-asian="normal" style:font-weight-asian="normal" style:font-style-complex="normal" style:font-weight-complex="normal"/>
    </style:style>
    <style:style style:name="P7" style:family="paragraph" style:parent-style-name="Text_20_body">
      <style:text-properties style:font-name="Arial" fo:font-style="normal" fo:font-weight="normal" officeooo:rsid="004e19a1" officeooo:paragraph-rsid="004e19a1" style:font-style-asian="normal" style:font-weight-asian="normal" style:font-style-complex="normal" style:font-weight-complex="normal"/>
    </style:style>
    <style:style style:name="P8" style:family="paragraph" style:parent-style-name="Text_20_body">
      <style:text-properties style:font-name="Arial" fo:font-style="normal" fo:font-weight="normal" officeooo:rsid="00492ca6" officeooo:paragraph-rsid="00492ca6" style:font-style-asian="normal" style:font-weight-asian="normal" style:font-style-complex="normal" style:font-weight-complex="normal"/>
    </style:style>
    <style:style style:name="P9" style:family="paragraph" style:parent-style-name="Text_20_body">
      <style:text-properties style:font-name="Arial" fo:font-style="normal" fo:font-weight="normal" officeooo:rsid="002ca467" officeooo:paragraph-rsid="004e19a1" style:font-style-asian="normal" style:font-weight-asian="normal" style:font-style-complex="normal" style:font-weight-complex="normal"/>
    </style:style>
    <style:style style:name="P10" style:family="paragraph" style:parent-style-name="Text_20_body">
      <style:text-properties style:font-name="Arial" fo:font-style="normal" fo:font-weight="normal" officeooo:rsid="002f145a" officeooo:paragraph-rsid="004e19a1" style:font-style-asian="normal" style:font-weight-asian="normal" style:font-style-complex="normal" style:font-weight-complex="normal"/>
    </style:style>
    <style:style style:name="P11" style:family="paragraph" style:parent-style-name="Text_20_body">
      <style:text-properties style:font-name="Arial" fo:font-style="normal" fo:font-weight="bold" officeooo:paragraph-rsid="004e19a1" style:font-style-asian="normal" style:font-weight-asian="bold" style:font-style-complex="normal" style:font-weight-complex="bold"/>
    </style:style>
    <style:style style:name="P12" style:family="paragraph" style:parent-style-name="Text_20_body">
      <style:text-properties style:font-name="Arial" officeooo:paragraph-rsid="000e9558"/>
    </style:style>
    <style:style style:name="P13" style:family="paragraph" style:parent-style-name="Text_20_body">
      <style:text-properties style:font-name="Arial" officeooo:rsid="000e9558" officeooo:paragraph-rsid="000e9558"/>
    </style:style>
    <style:style style:name="P14" style:family="paragraph" style:parent-style-name="Text_20_body">
      <style:text-properties style:font-name="Arial" officeooo:rsid="0047d82e" officeooo:paragraph-rsid="00393b55"/>
    </style:style>
    <style:style style:name="P15" style:family="paragraph" style:parent-style-name="Text_20_body">
      <style:text-properties style:font-name="Arial" officeooo:rsid="004b262d" officeooo:paragraph-rsid="004b262d"/>
    </style:style>
    <style:style style:name="P16" style:family="paragraph" style:parent-style-name="Text_20_body">
      <style:text-properties style:font-name="Arial" officeooo:rsid="004b68d1" officeooo:paragraph-rsid="004b68d1"/>
    </style:style>
    <style:style style:name="P17" style:family="paragraph" style:parent-style-name="Text_20_body">
      <style:text-properties style:font-name="Arial" officeooo:paragraph-rsid="004e19a1"/>
    </style:style>
    <style:style style:name="P18" style:family="paragraph" style:parent-style-name="Text_20_body">
      <style:text-properties style:font-name="Arial" fo:font-weight="bold" officeooo:paragraph-rsid="004e19a1" style:font-weight-asian="bold" style:font-weight-complex="bold"/>
    </style:style>
    <style:style style:name="P19" style:family="paragraph" style:parent-style-name="Text_20_body">
      <style:text-properties style:font-name="Arial" fo:font-weight="bold" officeooo:paragraph-rsid="00555b5a" style:font-weight-asian="bold" style:font-weight-complex="bold"/>
    </style:style>
    <style:style style:name="P20" style:family="paragraph" style:parent-style-name="Text_20_body">
      <style:text-properties style:font-name="Arial" fo:font-weight="normal" officeooo:rsid="002ca467" officeooo:paragraph-rsid="004e19a1" style:font-weight-asian="normal" style:font-weight-complex="normal"/>
    </style:style>
    <style:style style:name="P21" style:family="paragraph" style:parent-style-name="Text_20_body">
      <style:text-properties style:font-name="Arial" fo:font-weight="normal" officeooo:rsid="002ca467" officeooo:paragraph-rsid="00555b5a" style:font-weight-asian="normal" style:font-weight-complex="normal"/>
    </style:style>
    <style:style style:name="P22" style:family="paragraph" style:parent-style-name="Text_20_body">
      <style:text-properties style:font-name="Arial" fo:font-weight="normal" officeooo:rsid="002ca467" officeooo:paragraph-rsid="00583f29" style:font-weight-asian="normal" style:font-weight-complex="normal"/>
    </style:style>
    <style:style style:name="T1" style:family="text">
      <style:text-properties fo:font-style="normal" fo:font-weight="normal" officeooo:rsid="004e19a1" style:font-style-asian="normal" style:font-weight-asian="normal" style:font-style-complex="normal" style:font-weight-complex="normal"/>
    </style:style>
    <style:style style:name="T2" style:family="text">
      <style:text-properties officeooo:rsid="004b262d"/>
    </style:style>
    <style:style style:name="T3" style:family="text">
      <style:text-properties fo:font-weight="bold" style:font-weight-asian="bold" style:font-weight-complex="bold"/>
    </style:style>
    <style:style style:name="T4" style:family="text">
      <style:text-properties officeooo:rsid="004b68d1"/>
    </style:style>
    <style:style style:name="T5" style:family="text">
      <style:text-properties officeooo:rsid="004b80cc"/>
    </style:style>
    <style:style style:name="T6" style:family="text">
      <style:text-properties officeooo:rsid="004e19a1"/>
    </style:style>
    <style:style style:name="T7" style:family="text">
      <style:text-properties officeooo:rsid="0034ca50"/>
    </style:style>
    <style:style style:name="T8" style:family="text">
      <style:text-properties officeooo:rsid="003fba74"/>
    </style:style>
    <style:style style:name="T9" style:family="text">
      <style:text-properties officeooo:rsid="002ca467"/>
    </style:style>
    <style:style style:name="T10" style:family="text">
      <style:text-properties officeooo:rsid="00393b55"/>
    </style:style>
    <style:style style:name="T11" style:family="text">
      <style:text-properties officeooo:rsid="00424f7a"/>
    </style:style>
    <style:style style:name="T12" style:family="text">
      <style:text-properties officeooo:rsid="003af258"/>
    </style:style>
    <style:style style:name="T13" style:family="text">
      <style:text-properties fo:font-weight="normal" officeooo:rsid="003af258" style:font-weight-asian="normal" style:font-weight-complex="normal"/>
    </style:style>
    <style:style style:name="T14" style:family="text">
      <style:text-properties fo:font-weight="normal" officeooo:rsid="002ca467" style:font-weight-asian="normal" style:font-weight-complex="normal"/>
    </style:style>
    <style:style style:name="T15" style:family="text">
      <style:text-properties fo:font-weight="normal" officeooo:rsid="002f145a" style:font-weight-asian="normal" style:font-weight-complex="normal"/>
    </style:style>
    <style:style style:name="T16" style:family="text">
      <style:text-properties fo:font-weight="normal" officeooo:rsid="00573b89" style:font-weight-asian="normal" style:font-weight-complex="normal"/>
    </style:style>
    <style:style style:name="T17" style:family="text">
      <style:text-properties officeooo:rsid="0050b804"/>
    </style:style>
    <style:style style:name="T18" style:family="text">
      <style:text-properties officeooo:rsid="00518e3f"/>
    </style:style>
    <style:style style:name="T19" style:family="text">
      <style:text-properties officeooo:rsid="005376de"/>
    </style:style>
    <style:style style:name="T20" style:family="text">
      <style:text-properties officeooo:rsid="00555b5a"/>
    </style:style>
    <style:style style:name="T21" style:family="text">
      <style:text-properties officeooo:rsid="00573b89"/>
    </style:style>
    <style:style style:name="T22" style:family="text">
      <style:text-properties officeooo:rsid="00583f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out</text:h>
      <text:p text:style-name="P12"/>
      <text:p text:style-name="P13">This document describes <text:span text:style-name="T2">instance registration in a shard.</text:span></text:p>
      <text:h text:style-name="P2" text:outline-level="1">How it works</text:h>
      <text:p text:style-name="P14"/>
      <text:p text:style-name="P15">If the GOSSIP_INSTANCE variable and SHARD_KEY is defined in the environment variables an instance upon startup will try to contact the gossip instance and register itself.</text:p>
      <text:p text:style-name="P15">Within this <text:span text:style-name="T4">registration </text:span>the following keys <text:span text:style-name="T4">are defined in JSON </text:span>→ <text:span text:style-name="T3">ipv4 total_memory used_memory stored_files_size cached_files_size instance_name stored_files_count cached_files_count uptime</text:span>.</text:p>
      <text:p text:style-name="P16">The shard key is parsed as header with the key SHARD_KEY, that will be used to verify if an instance is eligible to be registered, otherwise any person could register their instance to your gossip server and files will eventually be saved to that instance.</text:p>
      <text:p text:style-name="P16">The gossip instance will perform health checks after some interval, to verify if the instances are available</text:p>
      <text:h text:style-name="P3" text:outline-level="1">Gossip Instance Fail-over</text:h>
      <text:p text:style-name="P8"/>
      <text:p text:style-name="P5">The request sent to a gossip instance is responded to by the most updated list of available instances that were registered on the gossip instance <text:span text:style-name="T5">at that time. On the event of a fail-over the adapter will pick the instance that was last registered (since the adapter also knows the instances registered), and tells it to become the new gossip instance. When an instance receives a request </text:span><text:span text:style-name="T6">to become a gossip instance </text:span><text:span text:style-name="T5">it will alert all the instances in its list to register itself to that instance.</text:span></text:p>
      <text:p text:style-name="P6">Here is a nice one! what <text:span text:style-name="T17">would happen</text:span> if <text:span text:style-name="T17">two </text:span>instances are alerted to become gossip instances at the same time by <text:span text:style-name="T17">two</text:span> distributed application servers? </text:p>
      <text:p text:style-name="P6"><text:s/>What will happen is a last come last serve <text:span text:style-name="T17">event</text:span>, the last request to be received will <text:span text:style-name="T18">be assigned</text:span> as the new gossip instance, <text:span text:style-name="T17">since one way or the other the HTTP server will server 1 request at time.</text:span></text:p>
      <text:p text:style-name="P7"/>
      <text:p text:style-name="P7"/>
      <text:p text:style-name="P7"/>
      <text:h text:style-name="P4" text:outline-level="1"><text:soft-page-break/>API Calls</text:h>
      <text:p text:style-name="P17"/>
      <text:p text:style-name="P18"><text:span text:style-name="T7">(</text:span><text:span text:style-name="T19">POST</text:span><text:span text:style-name="T7">) </text:span>/<text:span text:style-name="T9">api/version/</text:span><text:span text:style-name="T19">register</text:span><text:span text:style-name="T9"> → </text:span></text:p>
      <text:p text:style-name="P18"><text:tab/><text:span text:style-name="T16">headers(SHARD_KEY)</text:span></text:p>
      <text:p text:style-name="P20"><text:tab/><text:span text:style-name="T19">register</text:span>(<text:span text:style-name="T19">params</text:span>)</text:p>
      <text:p text:style-name="P20"><text:tab/>Responses:</text:p>
      <text:p text:style-name="P20"><text:tab/><text:tab/>200 → <text:span text:style-name="T20">instance was registered </text:span></text:p>
      <text:p text:style-name="P20"><text:tab/><text:tab/>* </text:p>
      <text:p text:style-name="P20"/>
      <text:p text:style-name="P19"><text:span text:style-name="T7">(</text:span><text:span text:style-name="T19">POST</text:span><text:span text:style-name="T7">) </text:span>/<text:span text:style-name="T9">api/version/</text:span><text:span text:style-name="T20">fail-over</text:span><text:span text:style-name="T9"> → </text:span></text:p>
      <text:p text:style-name="P22"><text:tab/><text:span text:style-name="T21">headers(SHARD_KEY)</text:span></text:p>
      <text:p text:style-name="P22"><text:span text:style-name="T22"><text:tab/>fail-over</text:span>(<text:span text:style-name="T19">params</text:span>)</text:p>
      <text:p text:style-name="P21"><text:tab/>Responses:</text:p>
      <text:p text:style-name="P21"><text:tab/><text:tab/>200 → <text:span text:style-name="T20">instance accepted fail-over </text:span></text:p>
      <text:p text:style-name="P21"><text:tab/><text:tab/>* </text:p>
      <text:p text:style-name="P7"><text:span text:style-name="T13"/></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3:53:25.395000000</meta:creation-date>
    <dc:date>2022-05-01T17:45:03.768000000</dc:date>
    <meta:editing-duration>PT5H55M17S</meta:editing-duration>
    <meta:editing-cycles>36</meta:editing-cycles>
    <meta:generator>LibreOffice/7.3.2.2$Windows_X86_64 LibreOffice_project/49f2b1bff42cfccbd8f788c8dc32c1c309559be0</meta:generator>
    <meta:document-statistic meta:table-count="0" meta:image-count="0" meta:object-count="0" meta:page-count="2" meta:paragraph-count="24" meta:word-count="301" meta:character-count="1917" meta:non-whitespace-character-count="1618"/>
  </office:meta>
</office:document-meta>
</file>